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a9abc" officeooo:paragraph-rsid="001a9abc" style:font-weight-asian="bold" style:font-weight-complex="bold"/>
    </style:style>
    <style:style style:name="P2" style:family="paragraph" style:parent-style-name="Standard">
      <style:text-properties fo:font-size="14pt" style:text-underline-style="solid" style:text-underline-width="auto" style:text-underline-color="font-color" fo:font-weight="bold" officeooo:rsid="001a9abc" officeooo:paragraph-rsid="001a9abc" style:font-size-asian="14pt" style:font-weight-asian="bold" style:font-size-complex="14pt" style:font-weight-complex="bold"/>
    </style:style>
    <style:style style:name="P3" style:family="paragraph" style:parent-style-name="Standard">
      <style:text-properties fo:font-size="14pt" style:text-underline-style="solid" style:text-underline-width="auto" style:text-underline-color="font-color" fo:font-weight="bold" officeooo:rsid="001d1b35" officeooo:paragraph-rsid="001d1b35" style:font-size-asian="14pt" style:font-weight-asian="bold" style:font-size-complex="14pt" style:font-weight-complex="bold"/>
    </style:style>
    <style:style style:name="P4" style:family="paragraph" style:parent-style-name="Standard">
      <style:text-properties fo:font-size="14pt" style:text-underline-style="solid" style:text-underline-width="auto" style:text-underline-color="font-color" fo:font-weight="bold" officeooo:rsid="0020735e" officeooo:paragraph-rsid="0020735e" style:font-size-asian="14pt" style:font-weight-asian="bold" style:font-size-complex="14pt" style:font-weight-complex="bold"/>
    </style:style>
    <style:style style:name="P5" style:family="paragraph" style:parent-style-name="Standard">
      <style:text-properties fo:font-size="12pt" style:text-underline-style="solid" style:text-underline-width="auto" style:text-underline-color="font-color" fo:font-weight="bold" officeooo:rsid="001d731c" officeooo:paragraph-rsid="001d731c" style:font-size-asian="10.5pt" style:font-weight-asian="bold" style:font-size-complex="12pt" style:font-weight-complex="bold"/>
    </style:style>
    <style:style style:name="P6" style:family="paragraph" style:parent-style-name="Standard">
      <style:text-properties fo:font-size="12pt" style:text-underline-style="solid" style:text-underline-width="auto" style:text-underline-color="font-color" fo:font-weight="bold" officeooo:rsid="001ed057" officeooo:paragraph-rsid="001ed057" style:font-size-asian="10.5pt" style:font-weight-asian="bold" style:font-size-complex="12pt" style:font-weight-complex="bold"/>
    </style:style>
    <style:style style:name="P7" style:family="paragraph" style:parent-style-name="Standard">
      <style:text-properties fo:font-size="12pt" style:text-underline-style="solid" style:text-underline-width="auto" style:text-underline-color="font-color" fo:font-weight="normal" officeooo:rsid="001d1b35" officeooo:paragraph-rsid="001d1b3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d1b35" officeooo:paragraph-rsid="001e58d6" style:font-size-asian="10.5pt" style:font-weight-asian="normal" style:font-size-complex="12pt" style:font-weight-complex="normal"/>
    </style:style>
    <style:style style:name="P9" style:family="paragraph" style:parent-style-name="Standard">
      <style:text-properties fo:font-size="12pt" style:text-underline-style="solid" style:text-underline-width="auto" style:text-underline-color="font-color" fo:font-weight="normal" officeooo:rsid="001d731c" officeooo:paragraph-rsid="001d1b35" style:font-size-asian="10.5pt" style:font-weight-asian="normal" style:font-size-complex="12pt" style:font-weight-complex="normal"/>
    </style:style>
    <style:style style:name="P10" style:family="paragraph" style:parent-style-name="Standard">
      <style:text-properties fo:font-size="12pt" style:text-underline-style="solid" style:text-underline-width="auto" style:text-underline-color="font-color" fo:font-weight="normal" officeooo:rsid="001d731c" officeooo:paragraph-rsid="001d731c" style:font-size-asian="10.5pt" style:font-weight-asian="normal" style:font-size-complex="12pt" style:font-weight-complex="normal"/>
    </style:style>
    <style:style style:name="P11" style:family="paragraph" style:parent-style-name="Standard">
      <style:text-properties fo:font-size="12pt" style:text-underline-style="solid" style:text-underline-width="auto" style:text-underline-color="font-color" fo:font-weight="normal" officeooo:rsid="001d731c" officeooo:paragraph-rsid="001e58d6" style:font-size-asian="10.5pt" style:font-weight-asian="normal" style:font-size-complex="12pt" style:font-weight-complex="normal"/>
    </style:style>
    <style:style style:name="P12" style:family="paragraph" style:parent-style-name="Standard">
      <style:text-properties fo:font-size="12pt" style:text-underline-style="solid" style:text-underline-width="auto" style:text-underline-color="font-color" fo:font-weight="normal" officeooo:rsid="001ed057" officeooo:paragraph-rsid="001ed057"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20735e" officeooo:paragraph-rsid="0020735e" style:font-size-asian="12pt" style:font-weight-asian="normal" style:font-size-complex="12pt" style:font-weight-complex="normal"/>
    </style:style>
    <style:style style:name="P14" style:family="paragraph" style:parent-style-name="Standard">
      <style:text-properties fo:font-size="12pt" style:text-underline-style="none" fo:font-weight="normal" officeooo:rsid="00220bc1" officeooo:paragraph-rsid="00220bc1" style:font-size-asian="12pt" style:font-weight-asian="normal" style:font-size-complex="12pt" style:font-weight-complex="normal"/>
    </style:style>
    <style:style style:name="P15" style:family="paragraph" style:parent-style-name="Standard">
      <style:text-properties fo:font-size="12pt" style:text-underline-style="none" fo:font-weight="normal" officeooo:rsid="0022105d" officeooo:paragraph-rsid="0022105d" style:font-size-asian="12pt" style:font-weight-asian="normal" style:font-size-complex="12pt" style:font-weight-complex="normal"/>
    </style:style>
    <style:style style:name="P16" style:family="paragraph" style:parent-style-name="Standard">
      <style:text-properties fo:font-size="12pt" style:text-underline-style="none" fo:font-weight="normal" officeooo:rsid="00240120" officeooo:paragraph-rsid="00240120" style:font-size-asian="12pt" style:font-weight-asian="normal" style:font-size-complex="12pt" style:font-weight-complex="normal"/>
    </style:style>
    <style:style style:name="P17" style:family="paragraph" style:parent-style-name="Standard">
      <style:text-properties fo:font-size="12pt" style:text-underline-style="none" fo:font-weight="normal" officeooo:rsid="00240120" officeooo:paragraph-rsid="0025d7ca" style:font-size-asian="12pt" style:font-weight-asian="normal" style:font-size-complex="12pt" style:font-weight-complex="normal"/>
    </style:style>
    <style:style style:name="P18" style:family="paragraph" style:parent-style-name="Standard">
      <style:text-properties fo:font-size="12pt" style:text-underline-style="none" fo:font-weight="normal" officeooo:rsid="0025d7ca" officeooo:paragraph-rsid="0025d7ca" style:font-size-asian="12pt" style:font-weight-asian="normal" style:font-size-complex="12pt" style:font-weight-complex="normal"/>
    </style:style>
    <style:style style:name="P19" style:family="paragraph" style:parent-style-name="Standard">
      <style:text-properties fo:font-size="12pt" style:text-underline-style="none" fo:font-weight="bold" officeooo:rsid="0020735e" officeooo:paragraph-rsid="0020735e" style:font-size-asian="12pt" style:font-weight-asian="bold" style:font-size-complex="12pt" style:font-weight-complex="bold"/>
    </style:style>
    <style:style style:name="P20" style:family="paragraph" style:parent-style-name="Standard">
      <style:text-properties fo:font-size="12pt" style:text-underline-style="none" fo:font-weight="bold" officeooo:rsid="00220bc1" officeooo:paragraph-rsid="00220bc1" style:font-size-asian="12pt" style:font-weight-asian="bold" style:font-size-complex="12pt" style:font-weight-complex="bold"/>
    </style:style>
    <style:style style:name="P21" style:family="paragraph" style:parent-style-name="Standard">
      <style:text-properties fo:font-weight="normal" officeooo:rsid="001a9abc" officeooo:paragraph-rsid="001a9abc" style:font-weight-asian="normal" style:font-weight-complex="normal"/>
    </style:style>
    <style:style style:name="T1" style:family="text">
      <style:text-properties fo:font-style="normal" style:text-underline-style="none" fo:font-weight="bold" style:font-style-asian="normal" style:font-weight-asian="bold" style:font-style-complex="normal" style:font-weight-complex="bold"/>
    </style:style>
    <style:style style:name="T2" style:family="text">
      <style:text-properties fo:font-style="normal" style:text-underline-style="none" fo:font-weight="bold" officeooo:rsid="001e58d6" style:font-style-asian="normal" style:font-weight-asian="bold" style:font-style-complex="normal" style:font-weight-complex="bold"/>
    </style:style>
    <style:style style:name="T3" style:family="text">
      <style:text-properties officeooo:rsid="001bf731"/>
    </style:style>
    <style:style style:name="T4" style:family="text">
      <style:text-properties officeooo:rsid="001d1b35"/>
    </style:style>
    <style:style style:name="T5" style:family="text">
      <style:text-properties style:text-underline-style="none"/>
    </style:style>
    <style:style style:name="T6" style:family="text">
      <style:text-properties style:text-underline-style="none" officeooo:rsid="001e58d6"/>
    </style:style>
    <style:style style:name="T7" style:family="text">
      <style:text-properties style:text-underline-style="none" officeooo:rsid="001ed057"/>
    </style:style>
    <style:style style:name="T8" style:family="text">
      <style:text-properties style:text-underline-style="none" officeooo:rsid="0020735e"/>
    </style:style>
    <style:style style:name="T9" style:family="text">
      <style:text-properties style:text-underline-style="none" officeooo:rsid="00240120"/>
    </style:style>
    <style:style style:name="T10" style:family="text">
      <style:text-properties officeooo:rsid="001ed057"/>
    </style:style>
    <style:style style:name="T11" style:family="text">
      <style:text-properties officeooo:rsid="0020735e"/>
    </style:style>
    <style:style style:name="T12" style:family="text">
      <style:text-properties officeooo:rsid="00220bc1"/>
    </style:style>
    <style:style style:name="T13" style:family="text">
      <style:text-properties fo:font-size="16pt" style:font-size-asian="16pt" style:font-size-complex="16pt"/>
    </style:style>
    <style:style style:name="T14" style:family="text">
      <style:text-properties fo:font-size="16pt" fo:font-style="italic" style:text-underline-style="none" style:font-size-asian="16pt" style:font-style-asian="italic" style:font-size-complex="16pt" style:font-style-complex="italic"/>
    </style:style>
    <style:style style:name="T15" style:family="text">
      <style:text-properties officeooo:rsid="0022105d"/>
    </style:style>
    <style:style style:name="T16" style:family="text">
      <style:text-properties officeooo:rsid="00240120"/>
    </style:style>
    <style:style style:name="T17" style:family="text">
      <style:text-properties officeooo:rsid="0025d7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3">Requirements Document: </text:span><text:span text:style-name="T14">What Should I Do Right Now?</text:span></text:p>
      <text:p text:style-name="P2"/>
      <text:p text:style-name="P2"><text:span text:style-name="T4">1. </text:span>Introduction</text:p>
      <text:p text:style-name="P21"/>
      <text:p text:style-name="P21">Too many times have we humans wondered what we should do next. Our lives are consumed by monotony and idleness. Stuck in th<text:span text:style-name="T3">e</text:span> vicious cycle of habitual boredom, we seek suggestions <text:span text:style-name="T11">for activities to do</text:span>. This application will provide those suggestions. This app aims at helping those individuals whom have no idea what to do next. The app assumes that if the user is using the app, then they have considered the most common of activities and will not suggest them. The app will not give suggestions like “Watch TV,” or “ “Go to the park,”, but will give more specific and uncommon activities for the user to consider <text:span text:style-name="T3">based on the input and preferences from the user:</text:span> “Call a friend and watch a TV program that <text:span text:style-name="T10">the two of you have never</text:span> watched.” or “Go to the park and <text:span text:style-name="T3">draw a picture of something that interests you using any medium you want.” Finally the app will only give at most 3 suggestions, in order to prevent the burden of choice. </text:span></text:p>
      <text:p text:style-name="P21"/>
      <text:p text:style-name="P3">2. User Requirements</text:p>
      <text:p text:style-name="P7"/>
      <text:p text:style-name="P7"><text:span text:style-name="T1">2.1 </text:span><text:span text:style-name="T2">Software Interface</text:span><text:span text:style-name="T5">:</text:span></text:p>
      <text:p text:style-name="P7"/>
      <text:p text:style-name="P8"><text:span text:style-name="T6">Software will run as</text:span><text:span text:style-name="T5"> an Android application </text:span><text:span text:style-name="T6">on mobile Android devices. Should be backwards compatible with all versions of Android API level 14 and up. </text:span></text:p>
      <text:p text:style-name="P9"/>
      <text:p text:style-name="P10"/>
      <text:p text:style-name="P5"><text:span text:style-name="T5">2.2 User Interface:</text:span></text:p>
      <text:p text:style-name="P11"><text:span text:style-name="T5">The </text:span><text:span text:style-name="T6">software shall provide an interface for the user to select answers to given questions. </text:span><text:span text:style-name="T7">Once the software is given enough answers to </text:span><text:span text:style-name="T9">give</text:span><text:span text:style-name="T7"> appropriate </text:span><text:span text:style-name="T8">activities</text:span><text:span text:style-name="T7">, the user will be prompted with the </text:span><text:span text:style-name="T8">suggested activities</text:span><text:span text:style-name="T7">. </text:span></text:p>
      <text:p text:style-name="P7"><text:span text:style-name="T5"/></text:p>
      <text:p text:style-name="P9"/>
      <text:p text:style-name="P6"><text:span text:style-name="T5">2.3 User Characteristics:</text:span></text:p>
      <text:p text:style-name="P12"><text:span text:style-name="T5">User is not expected to have any solid technical background, but user is expected have already of considered possible common activities before using the app. User is expected to be over the age of 13. </text:span></text:p>
      <text:p text:style-name="P11"/>
      <text:p text:style-name="P4">3. System Requirements</text:p>
      <text:p text:style-name="P4"/>
      <text:p text:style-name="P19">3.1 Functional Requirements</text:p>
      <text:p text:style-name="P19"/>
      <text:p text:style-name="P13">3.1.1 <text:span text:style-name="T17">The s</text:span>ystem will keep a record of the current state of questions asked, <text:span text:style-name="T17">answers given,</text:span> and <text:span text:style-name="T17">attributes collected</text:span>.</text:p>
      <text:p text:style-name="P13"/>
      <text:p text:style-name="P15">3.1.2 System should find activities that are appropriate for the user based on the selected answers from the user. </text:p>
      <text:p text:style-name="P15"/>
      <text:p text:style-name="P13">3.1.<text:span text:style-name="T15">3</text:span> Once <text:span text:style-name="T12">the </text:span>system is given enough feedback from the user it should suggest 3 activities for the user.</text:p>
      <text:p text:style-name="P19"/>
      <text:p text:style-name="P13">3.1.<text:span text:style-name="T15">4</text:span> System should keep a <text:span text:style-name="T17">cache</text:span> of <text:span text:style-name="T16">the 5 most recently</text:span> suggested activities to prevent repetitive suggestions.</text:p>
      <text:p text:style-name="P13"/>
      <text:p text:style-name="P17"/>
      <text:p text:style-name="P17"><text:soft-page-break/></text:p>
      <text:p text:style-name="P17">3.1.5.<text:span text:style-name="T17">Questions:</text:span> </text:p>
      <text:p text:style-name="P17"/>
      <text:p text:style-name="P17"><text:tab/>3.1.5.<text:span text:style-name="T17">1 </text:span>A question consists of its <text:span text:style-name="T17">answers and its text.</text:span></text:p>
      <text:p text:style-name="P16"/>
      <text:p text:style-name="P18"><text:tab/>3.1.5.2 An answer consists of its text and its attributes.</text:p>
      <text:p text:style-name="P18"><text:tab/></text:p>
      <text:p text:style-name="P18"><text:tab/>3.1.5.3 When an answer is selected it should allocate its attributes to the record of the <text:tab/><text:tab/><text:tab/>current state. </text:p>
      <text:p text:style-name="P19"/>
      <text:p text:style-name="P20">3.2 Non-Functional Requirements</text:p>
      <text:p text:style-name="P20"/>
      <text:p text:style-name="P14">3.2.1 System must contain 50 suggested activities.</text:p>
      <text:p text:style-name="P14"/>
      <text:p text:style-name="P14">3.2.2 <text:span text:style-name="T17">Cache</text:span> for previously suggested activities should be stored on device.</text:p>
      <text:p text:style-name="P14"/>
      <text:p text:style-name="P14">3.2.3 The user should not need to use the app for more than 3 minu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5T15:48:02.965264688</meta:creation-date>
    <dc:date>2014-08-25T22:33:59.024153598</dc:date>
    <meta:editing-duration>PT5H13M31S</meta:editing-duration>
    <meta:editing-cycles>4</meta:editing-cycles>
    <meta:generator>LibreOffice/4.2.4.2$Linux_X86_64 LibreOffice_project/420m0$Build-2</meta:generator>
    <meta:document-statistic meta:table-count="0" meta:image-count="0" meta:object-count="0" meta:page-count="2" meta:paragraph-count="25" meta:word-count="443" meta:character-count="2632" meta:non-whitespace-character-count="2198"/>
  </office:meta>
</office:document-meta>
</file>